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2">
      <style:text-properties officeooo:rsid="000aa63f" officeooo:paragraph-rsid="001b3732"/>
    </style:style>
    <style:style style:name="P2" style:family="paragraph" style:parent-style-name="Heading_20_2">
      <style:text-properties officeooo:rsid="001b3732" officeooo:paragraph-rsid="001b3732"/>
    </style:style>
    <style:style style:name="P3" style:family="paragraph" style:parent-style-name="Heading_20_2">
      <style:text-properties officeooo:rsid="001b7dd8" officeooo:paragraph-rsid="001b7dd8"/>
    </style:style>
    <style:style style:name="P4" style:family="paragraph" style:parent-style-name="Heading_20_2">
      <style:text-properties officeooo:rsid="001fce06" officeooo:paragraph-rsid="001fce06"/>
    </style:style>
    <style:style style:name="P5" style:family="paragraph" style:parent-style-name="Heading_20_2">
      <style:text-properties officeooo:paragraph-rsid="001fce06"/>
    </style:style>
    <style:style style:name="P6" style:family="paragraph" style:parent-style-name="Heading_20_2">
      <style:text-properties officeooo:rsid="0023d529" officeooo:paragraph-rsid="0023d529"/>
    </style:style>
    <style:style style:name="P7" style:family="paragraph" style:parent-style-name="Heading_20_1">
      <style:text-properties fo:font-weight="bold" officeooo:rsid="001b7dd8" officeooo:paragraph-rsid="001b7dd8" style:font-weight-asian="bold" style:font-weight-complex="bold"/>
    </style:style>
    <style:style style:name="P8" style:family="paragraph" style:parent-style-name="Text_20_body">
      <style:text-properties fo:font-weight="bold" officeooo:paragraph-rsid="001b3732" style:font-weight-asian="bold" style:font-weight-complex="bold"/>
    </style:style>
    <style:style style:name="P9" style:family="paragraph" style:parent-style-name="Text_20_body">
      <style:text-properties fo:font-weight="bold" officeooo:paragraph-rsid="001b7dd8" style:font-weight-asian="bold" style:font-weight-complex="bold"/>
    </style:style>
    <style:style style:name="P10" style:family="paragraph" style:parent-style-name="Text_20_body" style:list-style-name="L20">
      <style:text-properties fo:font-weight="bold" officeooo:paragraph-rsid="001b7dd8" style:font-weight-asian="bold" style:font-weight-complex="bold"/>
    </style:style>
    <style:style style:name="P11" style:family="paragraph" style:parent-style-name="Text_20_body" style:list-style-name="L1">
      <style:text-properties officeooo:rsid="0008c93e" officeooo:paragraph-rsid="001b3732"/>
    </style:style>
    <style:style style:name="P12" style:family="paragraph" style:parent-style-name="Text_20_body" style:list-style-name="L3">
      <style:text-properties officeooo:paragraph-rsid="001b3732"/>
    </style:style>
    <style:style style:name="P13" style:family="paragraph" style:parent-style-name="Text_20_body" style:list-style-name="L3">
      <style:text-properties officeooo:paragraph-rsid="001b7dd8"/>
    </style:style>
    <style:style style:name="P14" style:family="paragraph" style:parent-style-name="Text_20_body">
      <style:text-properties officeooo:paragraph-rsid="001b3732"/>
    </style:style>
    <style:style style:name="P15" style:family="paragraph" style:parent-style-name="Text_20_body" style:list-style-name="L6">
      <style:text-properties officeooo:paragraph-rsid="001b3732"/>
    </style:style>
    <style:style style:name="P16" style:family="paragraph" style:parent-style-name="Text_20_body" style:list-style-name="L8">
      <style:text-properties officeooo:paragraph-rsid="001fce06"/>
    </style:style>
    <style:style style:name="P17" style:family="paragraph" style:parent-style-name="Text_20_body" style:list-style-name="L10">
      <style:text-properties officeooo:paragraph-rsid="001b3732"/>
    </style:style>
    <style:style style:name="P18" style:family="paragraph" style:parent-style-name="Text_20_body" style:list-style-name="L11">
      <style:text-properties officeooo:paragraph-rsid="001b3732"/>
    </style:style>
    <style:style style:name="P19" style:family="paragraph" style:parent-style-name="Text_20_body" style:list-style-name="L12">
      <style:text-properties officeooo:paragraph-rsid="001b3732"/>
    </style:style>
    <style:style style:name="P20" style:family="paragraph" style:parent-style-name="Text_20_body" style:list-style-name="L13">
      <style:text-properties officeooo:paragraph-rsid="001b3732"/>
    </style:style>
    <style:style style:name="P21" style:family="paragraph" style:parent-style-name="Text_20_body" style:list-style-name="L14">
      <style:text-properties officeooo:paragraph-rsid="001b3732"/>
    </style:style>
    <style:style style:name="P22" style:family="paragraph" style:parent-style-name="Text_20_body" style:list-style-name="L15">
      <style:text-properties officeooo:paragraph-rsid="001b3732"/>
    </style:style>
    <style:style style:name="P23" style:family="paragraph" style:parent-style-name="Text_20_body" style:list-style-name="L16">
      <style:text-properties officeooo:paragraph-rsid="001b3732"/>
    </style:style>
    <style:style style:name="P24" style:family="paragraph" style:parent-style-name="Text_20_body" style:list-style-name="L17">
      <style:text-properties officeooo:paragraph-rsid="001b3732"/>
    </style:style>
    <style:style style:name="P25" style:family="paragraph" style:parent-style-name="Text_20_body" style:list-style-name="L18">
      <style:text-properties officeooo:paragraph-rsid="001b3732"/>
    </style:style>
    <style:style style:name="P26" style:family="paragraph" style:parent-style-name="Text_20_body" style:list-style-name="L19">
      <style:text-properties officeooo:paragraph-rsid="001b3732"/>
    </style:style>
    <style:style style:name="P27" style:family="paragraph" style:parent-style-name="Text_20_body" style:list-style-name="L1">
      <style:text-properties officeooo:rsid="001b3732" officeooo:paragraph-rsid="001b3732"/>
    </style:style>
    <style:style style:name="P28" style:family="paragraph" style:parent-style-name="Text_20_body" style:list-style-name="L1">
      <style:text-properties officeooo:rsid="001b3732" officeooo:paragraph-rsid="001b7dd8"/>
    </style:style>
    <style:style style:name="P29" style:family="paragraph" style:parent-style-name="Text_20_body">
      <style:text-properties officeooo:paragraph-rsid="001b7dd8"/>
    </style:style>
    <style:style style:name="P30" style:family="paragraph" style:parent-style-name="Text_20_body" style:list-style-name="L1">
      <style:text-properties officeooo:rsid="001b7dd8" officeooo:paragraph-rsid="001b7dd8"/>
    </style:style>
    <style:style style:name="P31" style:family="paragraph" style:parent-style-name="Text_20_body">
      <style:text-properties fo:font-weight="normal" officeooo:rsid="001b7dd8" officeooo:paragraph-rsid="001b7dd8" style:font-weight-asian="normal" style:font-weight-complex="normal"/>
    </style:style>
    <style:style style:name="P32" style:family="paragraph" style:parent-style-name="Text_20_body" style:list-style-name="L1">
      <style:text-properties officeooo:rsid="001e3db0" officeooo:paragraph-rsid="001e3db0"/>
    </style:style>
    <style:style style:name="P33" style:family="paragraph" style:parent-style-name="Text_20_body" style:list-style-name="L7">
      <style:text-properties officeooo:rsid="001e3db0" officeooo:paragraph-rsid="001fce06"/>
    </style:style>
    <style:style style:name="P34" style:family="paragraph" style:parent-style-name="Text_20_body" style:list-style-name="L1">
      <style:text-properties officeooo:rsid="001fce06" officeooo:paragraph-rsid="001fce06"/>
    </style:style>
    <style:style style:name="P35" style:family="paragraph" style:parent-style-name="Text_20_body" style:list-style-name="L1"/>
    <style:style style:name="P36" style:family="paragraph" style:parent-style-name="Text_20_body" style:list-style-name="L1">
      <style:text-properties officeooo:rsid="0023d529" officeooo:paragraph-rsid="0023d529"/>
    </style:style>
    <style:style style:name="P37" style:family="paragraph" style:parent-style-name="Text_20_body" style:list-style-name="L1">
      <style:text-properties officeooo:rsid="0024ae16" officeooo:paragraph-rsid="0024ae16"/>
    </style:style>
    <style:style style:name="P38" style:family="paragraph" style:parent-style-name="Standard">
      <style:text-properties fo:font-style="normal" fo:font-weight="normal" officeooo:rsid="000aa63f" officeooo:paragraph-rsid="001b3732" style:font-style-asian="normal" style:font-weight-asian="normal" style:font-style-complex="normal" style:font-weight-complex="normal"/>
    </style:style>
    <style:style style:name="P39" style:family="paragraph" style:parent-style-name="Standard">
      <style:text-properties fo:font-style="normal" fo:font-weight="normal" officeooo:rsid="001b3732" officeooo:paragraph-rsid="001b3732" style:font-style-asian="normal" style:font-weight-asian="normal" style:font-style-complex="normal" style:font-weight-complex="normal"/>
    </style:style>
    <style:style style:name="P40" style:family="paragraph" style:parent-style-name="Standard">
      <style:text-properties fo:font-style="normal" fo:font-weight="normal" officeooo:rsid="001b7dd8" officeooo:paragraph-rsid="001b7dd8" style:font-style-asian="normal" style:font-weight-asian="normal" style:font-style-complex="normal" style:font-weight-complex="normal"/>
    </style:style>
    <style:style style:name="P41" style:family="paragraph" style:parent-style-name="Standard">
      <style:text-properties fo:font-style="normal" fo:font-weight="normal" officeooo:rsid="001c3d0d" officeooo:paragraph-rsid="001c3d0d" style:font-style-asian="normal" style:font-weight-asian="normal" style:font-style-complex="normal" style:font-weight-complex="normal"/>
    </style:style>
    <style:style style:name="P42" style:family="paragraph" style:parent-style-name="Standard">
      <style:text-properties fo:font-style="normal" fo:font-weight="normal" officeooo:rsid="001fce06" officeooo:paragraph-rsid="001fce06" style:font-style-asian="normal" style:font-weight-asian="normal" style:font-style-complex="normal" style:font-weight-complex="normal"/>
    </style:style>
    <style:style style:name="P43" style:family="paragraph" style:parent-style-name="Standard">
      <style:text-properties fo:font-style="normal" fo:font-weight="normal" officeooo:rsid="0023d529" officeooo:paragraph-rsid="0023d529" style:font-style-asian="normal" style:font-weight-asian="normal" style:font-style-complex="normal" style:font-weight-complex="normal"/>
    </style:style>
    <style:style style:name="T1" style:family="text">
      <style:text-properties officeooo:rsid="0008c93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8c93e" style:font-weight-asian="bold" style:font-weight-complex="bold"/>
    </style:style>
    <style:style style:name="T4" style:family="text">
      <style:text-properties officeooo:rsid="001b3732"/>
    </style:style>
    <style:style style:name="T5" style:family="text">
      <style:text-properties officeooo:rsid="001b7dd8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1b3732" style:font-weight-asian="normal" style:font-weight-complex="normal"/>
    </style:style>
    <style:style style:name="T8" style:family="text">
      <style:text-properties fo:font-weight="normal" officeooo:rsid="001fce06" style:font-weight-asian="normal" style:font-weight-complex="normal"/>
    </style:style>
    <style:style style:name="T9" style:family="text">
      <style:text-properties fo:font-weight="normal" officeooo:rsid="0008c93e" style:font-weight-asian="normal" style:font-weight-complex="normal"/>
    </style:style>
    <style:style style:name="T10" style:family="text">
      <style:text-properties officeooo:rsid="001c75cf"/>
    </style:style>
    <style:style style:name="T11" style:family="text">
      <style:text-properties officeooo:rsid="001e3db0"/>
    </style:style>
    <style:style style:name="T12" style:family="text">
      <style:text-properties officeooo:rsid="001fce06"/>
    </style:style>
    <style:style style:name="T13" style:family="text">
      <style:text-properties officeooo:rsid="00215a35"/>
    </style:style>
    <style:style style:name="T14" style:family="text">
      <style:text-properties officeooo:rsid="00231a16"/>
    </style:style>
    <style:style style:name="T15" style:family="text">
      <style:text-properties officeooo:rsid="0023d529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Buses</text:h>
      <text:h text:style-name="P2" text:outline-level="2">Test the I2C user interface</text:h>
      <text:p text:style-name="P39">This test checks all the ways a user can connect the I2C interface.</text:p>
      <text:p text:style-name="P14"/>
      <text:p text:style-name="P14">Procedure:</text:p>
      <text:list xml:id="list7419601724422264156" text:style-name="L1">
        <text:list-item text:start-value="1">
          <text:p text:style-name="P27">Test the following configurations:</text:p>
          <text:list>
            <text:list-item>
              <text:p text:style-name="P27">SCMD master at any lowest address, 100 kHz redboard</text:p>
            </text:list-item>
            <text:list-item>
              <text:p text:style-name="P27">Two SCMD masters, one at highest address, 100 KHz redboard</text:p>
            </text:list-item>
            <text:list-item>
              <text:p text:style-name="P27">400 KHz on teensy <text:span text:style-name="T14">(Low priority)</text:span></text:p>
            </text:list-item>
          </text:list>
        </text:list-item>
        <text:list-item>
          <text:p text:style-name="P27">For each configuration, run the diag example and look for errors.</text:p>
        </text:list-item>
      </text:list>
      <text:p text:style-name="P14"/>
      <text:p text:style-name="P14">Criteria:</text:p>
      <text:list xml:id="list2453224065227139139" text:style-name="L3">
        <text:list-item>
          <text:p text:style-name="P12"><text:span text:style-name="T4">Did the EUTs behave normally?</text:span>? <text:s/><text:span text:style-name="T2">YES/</text:span><text:span text:style-name="T3">NO</text:span></text:p>
        </text:list-item>
      </text:list>
      <text:p text:style-name="P8"/>
      <text:h text:style-name="P1" text:outline-level="2">Test <text:span text:style-name="T4">the SPI user interface</text:span></text:h>
      <text:p text:style-name="P39">This test checks all the ways a user can connect the SPI interface.</text:p>
      <text:p text:style-name="P14"/>
      <text:p text:style-name="P14">Procedure:</text:p>
      <text:list xml:id="list183737574730484" text:continue-list="list7419601724422264156" text:style-name="L1">
        <text:list-item text:start-value="1">
          <text:p text:style-name="P27">Test the following configurations:</text:p>
          <text:list>
            <text:list-item>
              <text:p text:style-name="P27">SCMD master at 1 MHz</text:p>
            </text:list-item>
            <text:list-item>
              <text:p text:style-name="P27">Two SCMD masters with different CS pins.</text:p>
            </text:list-item>
          </text:list>
        </text:list-item>
        <text:list-item>
          <text:p text:style-name="P27">For each configuration, run the diag example and look for errors.</text:p>
        </text:list-item>
      </text:list>
      <text:p text:style-name="P14"/>
      <text:p text:style-name="P29">Criteria:</text:p>
      <text:list xml:id="list183737831670497" text:continue-list="list2453224065227139139" text:style-name="L3">
        <text:list-item>
          <text:p text:style-name="P13"><text:span text:style-name="T4">Did the EUTs behave normally</text:span>? <text:s/><text:span text:style-name="T2">YES/</text:span><text:span text:style-name="T3">NO</text:span></text:p>
        </text:list-item>
      </text:list>
      <text:p text:style-name="P9"/>
      <text:h text:style-name="P1" text:outline-level="2">Test <text:span text:style-name="T5">the UART user interface</text:span></text:h>
      <text:p text:style-name="P29">Procedure:</text:p>
      <text:list xml:id="list183737788126114" text:continue-list="list183737574730484" text:style-name="L1">
        <text:list-item text:start-value="1">
          <text:p text:style-name="P28">Test the following configurations:</text:p>
          <text:list>
            <text:list-item>
              <text:p text:style-name="P28">SCMD <text:span text:style-name="T5">at default baud</text:span></text:p>
            </text:list-item>
            <text:list-item>
              <text:p text:style-name="P30">SCMD at 57600 baud by jumper</text:p>
            </text:list-item>
            <text:list-item>
              <text:p text:style-name="P30">SCMD at 115200 baud by jumper</text:p>
            </text:list-item>
            <text:list-item>
              <text:p text:style-name="P37"><text:soft-page-break/>Other configurations by using the commands U0-U7. <text:s/></text:p>
            </text:list-item>
          </text:list>
        </text:list-item>
        <text:list-item>
          <text:p text:style-name="P32">Test that the number are accepted as 1 or two digit for most, and 3 for drive percent</text:p>
        </text:list-item>
        <text:list-item>
          <text:p text:style-name="P32">Test that E, B, and MxxS commands result in the proper bit flipped within INV_X_X, BRIDGE_SLV_X and ENABLE registers</text:p>
        </text:list-item>
      </text:list>
      <text:p text:style-name="P29"/>
      <text:p text:style-name="P29">Criteria:</text:p>
      <text:list xml:id="list3645372037804528018" text:style-name="L20">
        <text:list-item>
          <text:p text:style-name="P10"><text:span text:style-name="T7">Did the EUTs behave normally?</text:span><text:span text:style-name="T6">? <text:s/></text:span>YES/<text:span text:style-name="T1">NO</text:span></text:p>
        </text:list-item>
      </text:list>
      <text:h text:style-name="P7" text:outline-level="1">FW elements</text:h>
      <text:p text:style-name="P31"><text:span text:style-name="T5">F</text:span>or these tests, connect 16 slaves and perform the following actions using the registerRWtool</text:p>
      <text:h text:style-name="P3" text:outline-level="2">Test motor driving registers</text:h>
      <text:p text:style-name="P40">Make sure motor information is passed to the correct locations</text:p>
      <text:p text:style-name="P14"/>
      <text:p text:style-name="P14">Procedure:</text:p>
      <text:list xml:id="list183737605113666" text:continue-list="list183737788126114" text:style-name="L1">
        <text:list-item text:start-value="1">
          <text:p text:style-name="P30">Test that the following motors drive <text:span text:style-name="T11">when master locations are written:</text:span></text:p>
          <text:list>
            <text:list-item>
              <text:p text:style-name="P30">motor 1, 2, 10, 17, 18, 25, 26, and 33</text:p>
            </text:list-item>
          </text:list>
        </text:list-item>
      </text:list>
      <text:p text:style-name="P14"/>
      <text:p text:style-name="P14">Criteria:</text:p>
      <text:list xml:id="list6408563422833711011" text:style-name="L6">
        <text:list-item>
          <text:p text:style-name="P15"><text:span text:style-name="T5">Do commands cause correct change on all motors</text:span>? <text:s/><text:span text:style-name="T2">YES/</text:span><text:span text:style-name="T3">NO</text:span></text:p>
        </text:list-item>
      </text:list>
      <text:p text:style-name="P8"/>
      <text:h text:style-name="P1" text:outline-level="2">Test <text:span text:style-name="T5">slave configuration</text:span></text:h>
      <text:p text:style-name="P41">Test that writing to slave and global registers passes the information on to the slaves correctly. <text:s/><text:span text:style-name="T10">For these tests remote access is required by remote window or arduino function. <text:s/>Inspected slave locations are 0x50, 0x53, 0x54, 0x57, 0x58, 0x5B, 0x5C and 0x5F.</text:span></text:p>
      <text:p text:style-name="P14"/>
      <text:p text:style-name="P14">Procedure:</text:p>
      <text:list xml:id="list183737686765350" text:continue-list="list183737605113666" text:style-name="L1">
        <text:list-item text:start-value="1">
          <text:p text:style-name="P32">Write a pattern to INV regs and read remote local inversion regs.</text:p>
        </text:list-item>
        <text:list-item>
          <text:p text:style-name="P32">Write a pattern to BRIDGE regs and read remote local bridging regs</text:p>
        </text:list-item>
        <text:list-item>
          <text:p text:style-name="P32">Check that the following are passed directly (global config) to the associated local <text:span text:style-name="T12">slave</text:span> registers.</text:p>
          <text:list>
            <text:list-item>
              <text:p text:style-name="P32">DRIVER_ENABLE</text:p>
            </text:list-item>
            <text:list-item>
              <text:p text:style-name="P32">MASTER_LOCK</text:p>
            </text:list-item>
            <text:list-item>
              <text:p text:style-name="P32">USER_LOCK</text:p>
            </text:list-item>
            <text:list-item>
              <text:p text:style-name="P32">FSAFE_TIME</text:p>
            </text:list-item>
          </text:list>
        </text:list-item>
      </text:list>
      <text:p text:style-name="P14"/>
      <text:p text:style-name="P14"><text:soft-page-break/>Criteria:</text:p>
      <text:list xml:id="list5536733685154644559" text:style-name="L7">
        <text:list-item>
          <text:p text:style-name="P33"><text:span text:style-name="T8">Are all values passed correctly?</text:span><text:span text:style-name="T9"> <text:s/></text:span><text:span text:style-name="T3">YES/NO</text:span></text:p>
        </text:list-item>
      </text:list>
      <text:p text:style-name="P8"/>
      <text:h text:style-name="P4" text:outline-level="2">Test enumeration</text:h>
      <text:p text:style-name="P42">Check that enumeration occurs correctly. <text:s/>For many of these, reading 0x0B for top address may be useful.</text:p>
      <text:p text:style-name="P14"/>
      <text:p text:style-name="P14">Procedure:</text:p>
      <text:list xml:id="list183736315006481" text:continue-list="list183737686765350" text:style-name="L1">
        <text:list-item text:start-value="1">
          <text:p text:style-name="P35">Check that enumeration occurs successfully for 1, 2, and 16 slaves.</text:p>
        </text:list-item>
        <text:list-item>
          <text:p text:style-name="P35">Issue a reboot by CONTROL_1 for <text:span text:style-name="T12">16</text:span></text:p>
        </text:list-item>
        <text:list-item>
          <text:p text:style-name="P34">Configure some global settings</text:p>
        </text:list-item>
        <text:list-item>
          <text:p text:style-name="P34">Issue a re-enumeration by CONTROL_1 for 16 slaves</text:p>
        </text:list-item>
        <text:list-item>
          <text:p text:style-name="P34">Check that global settings were correctly passed to slaves</text:p>
        </text:list-item>
        <text:list-item>
          <text:p text:style-name="P34">Configure master config in pin with MST_E_IN_FN and test function by shorting config_in to ground</text:p>
        </text:list-item>
      </text:list>
      <text:p text:style-name="Text_20_body"/>
      <text:p text:style-name="P14">Criteria:</text:p>
      <text:list xml:id="list1998677971752989675" text:style-name="L8">
        <text:list-item>
          <text:p text:style-name="P16"><text:span text:style-name="T12">Does the top address match for various slaves?</text:span> <text:s/><text:span text:style-name="T2">YES/</text:span><text:span text:style-name="T3">NO?</text:span></text:p>
        </text:list-item>
        <text:list-item>
          <text:p text:style-name="P16"><text:span text:style-name="T12">Do both reboots result in a proper enumeration?</text:span> <text:s/><text:span text:style-name="T2">YES/</text:span><text:span text:style-name="T3">NO?</text:span></text:p>
        </text:list-item>
        <text:list-item>
          <text:p text:style-name="P16"><text:span text:style-name="T12">Do both reenumerations result in the correct configuration?</text:span> <text:s/><text:span text:style-name="T2">YES/</text:span><text:span text:style-name="T3">NO?</text:span></text:p>
        </text:list-item>
      </text:list>
      <text:h text:style-name="P5" text:outline-level="2"><text:span text:style-name="T12">Test the expansion bus speed setting</text:span></text:h>
      <text:p text:style-name="P42">Check that the expansion bus can be configured by inspecting with a scope.</text:p>
      <text:p text:style-name="P14"/>
      <text:p text:style-name="P14">Procedure:</text:p>
      <text:list xml:id="list183736635292943" text:continue-list="list183736315006481" text:style-name="L1">
        <text:list-item text:start-value="1">
          <text:p text:style-name="P34">Measure the bit rate of the defualt 100KHz setting</text:p>
        </text:list-item>
        <text:list-item>
          <text:p text:style-name="P34">Configure and test the 50KHz and 400 KHz settings using E_BUS_SPEED</text:p>
        </text:list-item>
        <text:list-item>
          <text:p text:style-name="P34">Measure the slave motor data packets dead time, and set UPDATE_RATE to change</text:p>
        </text:list-item>
        <text:list-item>
          <text:p text:style-name="P34">With UPDATE_RATE set to 0, does a packet occur after writing FORCE_UPDATE to 1?</text:p>
        </text:list-item>
      </text:list>
      <text:p text:style-name="P14"/>
      <text:p text:style-name="P14">Criteria:</text:p>
      <text:list xml:id="list6503162641518470735" text:style-name="L10">
        <text:list-item>
          <text:p text:style-name="P17"><text:span text:style-name="T12">Are bus configuration parameters effecting operation properly</text:span>? <text:s/><text:span text:style-name="T2">YES/</text:span><text:span text:style-name="T3">NO</text:span></text:p>
        </text:list-item>
      </text:list>
      <text:p text:style-name="P8"/>
      <text:h text:style-name="P4" text:outline-level="2">Check lock protections</text:h>
      <text:p text:style-name="P42">Make sure the master and user locks operate</text:p>
      <text:p text:style-name="P14"><text:soft-page-break/></text:p>
      <text:p text:style-name="P14">Procedure:</text:p>
      <text:list xml:id="list183737692038938" text:continue-list="list183736635292943" text:style-name="L1">
        <text:list-item text:start-value="1">
          <text:p text:style-name="P34">Write each "R" register with master key removed, then use REG_OOR_CNT to verify if they were protected</text:p>
        </text:list-item>
        <text:list-item>
          <text:p text:style-name="P34">Write each "user lock"able register with the user key removed, then use REG_OOR_CNT to verify they did not accept the data.</text:p>
        </text:list-item>
        <text:list-item>
          <text:p text:style-name="P34">Write each "user lock"able register with the user key inserted, REG_OOR_CNT should read 0.</text:p>
        </text:list-item>
        <text:list-item>
          <text:p text:style-name="P34">Write a new FID in with both keys inserted, and read back to verify.</text:p>
        </text:list-item>
      </text:list>
      <text:p text:style-name="P14"/>
      <text:p text:style-name="P14">Criteria:</text:p>
      <text:list xml:id="list4070842704834151281" text:style-name="L11">
        <text:list-item>
          <text:p text:style-name="P18"><text:span text:style-name="T13">Were the locks capible of preventing or allowing the correct operations</text:span>? <text:s/><text:span text:style-name="T2">YES/</text:span><text:span text:style-name="T3">NO</text:span></text:p>
        </text:list-item>
      </text:list>
      <text:p text:style-name="P8"/>
      <text:h text:style-name="P6" text:outline-level="2">Test the failsafe mode</text:h>
      <text:p text:style-name="P43">This checks that all modes of failsafe operate</text:p>
      <text:p text:style-name="P14"/>
      <text:p text:style-name="P14">Procedure:</text:p>
      <text:list xml:id="list183737485890013" text:continue-list="list183737692038938" text:style-name="L1">
        <text:list-item text:start-value="1">
          <text:p text:style-name="P36">Probe config out and exp. data</text:p>
        </text:list-item>
        <text:list-item>
          <text:p text:style-name="P36">Set the FSAFE_TIME(0x76) to 0xC8 for 2 second failsafe time</text:p>
        </text:list-item>
        <text:list-item>
          <text:p text:style-name="P36">Set FSAFE_CTRL:</text:p>
          <text:list>
            <text:list-item>
              <text:p text:style-name="P36">Use b1 for drive off/last behavior</text:p>
            </text:list-item>
            <text:list-item>
              <text:p text:style-name="P36">Set 0x02 for reboot</text:p>
            </text:list-item>
            <text:list-item>
              <text:p text:style-name="P36">Set 0x04 for re-enumerate.</text:p>
            </text:list-item>
            <text:list-item>
              <text:p text:style-name="P36">Set 0x08 for user port re-init.</text:p>
            </text:list-item>
            <text:list-item>
              <text:p text:style-name="P36">Set 0x10 for expansion port re-init</text:p>
            </text:list-item>
          </text:list>
        </text:list-item>
        <text:list-item>
          <text:p text:style-name="P36">Check the slave contents of FSAFE_TIME to determine if configuration was properly transfered during re-enumerate.</text:p>
        </text:list-item>
      </text:list>
      <text:p text:style-name="P14"/>
      <text:p text:style-name="P14">Criteria:</text:p>
      <text:list xml:id="list1064597391760885626" text:style-name="L12">
        <text:list-item>
          <text:p text:style-name="P19"><text:span text:style-name="T15">Did the EUT recover as expected?</text:span> <text:s/><text:span text:style-name="T2">YES/</text:span><text:span text:style-name="T3">NO</text:span></text:p>
        </text:list-item>
      </text:list>
      <text:p text:style-name="P8"/>
      <text:h text:style-name="P1" text:outline-level="2">Test an item in the Test Plan</text:h>
      <text:p text:style-name="P38">Describe the intent of the itme to be tested</text:p>
      <text:p text:style-name="P14"/>
      <text:p text:style-name="P14">Procedure:</text:p>
      <text:list xml:id="list183736439441873" text:continue-list="list183737485890013" text:style-name="L1">
        <text:list-item text:start-value="1">
          <text:p text:style-name="P11">First step to testing</text:p>
        </text:list-item>
        <text:list-item>
          <text:p text:style-name="P11"><text:soft-page-break/>Second step to testing</text:p>
        </text:list-item>
      </text:list>
      <text:p text:style-name="P14"/>
      <text:p text:style-name="P14">Criteria:</text:p>
      <text:list xml:id="list6977274785068597403" text:style-name="L13">
        <text:list-item>
          <text:p text:style-name="P20"><text:span text:style-name="T1">Describe acceptable test results as a question</text:span>? <text:s/><text:span text:style-name="T2">YES/</text:span><text:span text:style-name="T3">NO</text:span></text:p>
        </text:list-item>
      </text:list>
      <text:p text:style-name="P8"/>
      <text:h text:style-name="P1" text:outline-level="2">Test an item in the Test Plan</text:h>
      <text:p text:style-name="P38">Describe the intent of the itme to be tested</text:p>
      <text:p text:style-name="P14"/>
      <text:p text:style-name="P14">Procedure:</text:p>
      <text:list xml:id="list183736855897992" text:continue-list="list183736439441873" text:style-name="L1">
        <text:list-item text:start-value="1">
          <text:p text:style-name="P11">First step to testing</text:p>
        </text:list-item>
        <text:list-item>
          <text:p text:style-name="P11">Second step to testing</text:p>
        </text:list-item>
      </text:list>
      <text:p text:style-name="P14"/>
      <text:p text:style-name="P14">Criteria:</text:p>
      <text:list xml:id="list7379025521190709461" text:style-name="L14">
        <text:list-item>
          <text:p text:style-name="P21"><text:span text:style-name="T1">Describe acceptable test results as a question</text:span>? <text:s/><text:span text:style-name="T2">YES/</text:span><text:span text:style-name="T3">NO</text:span></text:p>
        </text:list-item>
      </text:list>
      <text:p text:style-name="P8"/>
      <text:h text:style-name="P1" text:outline-level="2">Test an item in the Test Plan</text:h>
      <text:p text:style-name="P38">Describe the intent of the itme to be tested</text:p>
      <text:p text:style-name="P14"/>
      <text:p text:style-name="P14">Procedure:</text:p>
      <text:list xml:id="list183736738055052" text:continue-list="list183736855897992" text:style-name="L1">
        <text:list-item text:start-value="1">
          <text:p text:style-name="P11">First step to testing</text:p>
        </text:list-item>
        <text:list-item>
          <text:p text:style-name="P11">Second step to testing</text:p>
        </text:list-item>
      </text:list>
      <text:p text:style-name="P14"/>
      <text:p text:style-name="P14">Criteria:</text:p>
      <text:list xml:id="list5051132482366658293" text:style-name="L15">
        <text:list-item>
          <text:p text:style-name="P22"><text:span text:style-name="T1">Describe acceptable test results as a question</text:span>? <text:s/><text:span text:style-name="T2">YES/</text:span><text:span text:style-name="T3">NO</text:span></text:p>
        </text:list-item>
      </text:list>
      <text:p text:style-name="P8"/>
      <text:h text:style-name="P1" text:outline-level="2">Test an item in the Test Plan</text:h>
      <text:p text:style-name="P38">Describe the intent of the itme to be tested</text:p>
      <text:p text:style-name="P14"/>
      <text:p text:style-name="P14">Procedure:</text:p>
      <text:list xml:id="list183736599875901" text:continue-list="list183736738055052" text:style-name="L1">
        <text:list-item text:start-value="1">
          <text:p text:style-name="P11">First step to testing</text:p>
        </text:list-item>
        <text:list-item>
          <text:p text:style-name="P11">Second step to testing</text:p>
        </text:list-item>
      </text:list>
      <text:p text:style-name="P14"/>
      <text:p text:style-name="P14">Criteria:</text:p>
      <text:list xml:id="list1867049199642524796" text:style-name="L16">
        <text:list-item>
          <text:p text:style-name="P23"><text:span text:style-name="T1">Describe acceptable test results as a question</text:span>? <text:s/><text:span text:style-name="T2">YES/</text:span><text:span text:style-name="T3">NO</text:span></text:p>
        </text:list-item>
      </text:list>
      <text:p text:style-name="P8"><text:soft-page-break/></text:p>
      <text:h text:style-name="P1" text:outline-level="2">Test an item in the Test Plan</text:h>
      <text:p text:style-name="P38">Describe the intent of the itme to be tested</text:p>
      <text:p text:style-name="P14"/>
      <text:p text:style-name="P14">Procedure:</text:p>
      <text:list xml:id="list183736712001333" text:continue-list="list183736599875901" text:style-name="L1">
        <text:list-item text:start-value="1">
          <text:p text:style-name="P11">First step to testing</text:p>
        </text:list-item>
        <text:list-item>
          <text:p text:style-name="P11">Second step to testing</text:p>
        </text:list-item>
      </text:list>
      <text:p text:style-name="P14"/>
      <text:p text:style-name="P14">Criteria:</text:p>
      <text:list xml:id="list8002318213296066369" text:style-name="L17">
        <text:list-item>
          <text:p text:style-name="P24"><text:span text:style-name="T1">Describe acceptable test results as a question</text:span>? <text:s/><text:span text:style-name="T2">YES/</text:span><text:span text:style-name="T3">NO</text:span></text:p>
        </text:list-item>
      </text:list>
      <text:p text:style-name="P8"/>
      <text:h text:style-name="P1" text:outline-level="2">Test an item in the Test Plan</text:h>
      <text:p text:style-name="P38">Describe the intent of the itme to be tested</text:p>
      <text:p text:style-name="P14"/>
      <text:p text:style-name="P14">Procedure:</text:p>
      <text:list xml:id="list183736590901636" text:continue-list="list183736712001333" text:style-name="L1">
        <text:list-item text:start-value="1">
          <text:p text:style-name="P11">First step to testing</text:p>
        </text:list-item>
        <text:list-item>
          <text:p text:style-name="P11">Second step to testing</text:p>
        </text:list-item>
      </text:list>
      <text:p text:style-name="P14"/>
      <text:p text:style-name="P14">Criteria:</text:p>
      <text:list xml:id="list3261308141755348713" text:style-name="L18">
        <text:list-item>
          <text:p text:style-name="P25"><text:span text:style-name="T1">Describe acceptable test results as a question</text:span>? <text:s/><text:span text:style-name="T2">YES/</text:span><text:span text:style-name="T3">NO</text:span></text:p>
        </text:list-item>
      </text:list>
      <text:p text:style-name="P8"/>
      <text:h text:style-name="P1" text:outline-level="2">Test an item in the Test Plan</text:h>
      <text:p text:style-name="P38">Describe the intent of the itme to be tested</text:p>
      <text:p text:style-name="P14"/>
      <text:p text:style-name="P14">Procedure:</text:p>
      <text:list xml:id="list183737381099352" text:continue-list="list183736590901636" text:style-name="L1">
        <text:list-item text:start-value="1">
          <text:p text:style-name="P11">First step to testing</text:p>
        </text:list-item>
        <text:list-item>
          <text:p text:style-name="P11">Second step to testing</text:p>
        </text:list-item>
      </text:list>
      <text:p text:style-name="P14"/>
      <text:p text:style-name="P14">Criteria:</text:p>
      <text:list xml:id="list4044118087799985851" text:style-name="L19">
        <text:list-item>
          <text:p text:style-name="P26"><text:span text:style-name="T1">Describe acceptable test results as a question</text:span>? <text:s/><text:span text:style-name="T2">YES/</text:span><text:span text:style-name="T3">NO</text:span></text:p>
        </text:list-item>
      </text:list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34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Numbering_20_Symbols" style:display-name="Numbering Symbol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H19M19S</meta:editing-duration>
    <meta:editing-cycles>4</meta:editing-cycles>
    <meta:generator>LibreOffice/5.0.5.2$Windows_x86 LibreOffice_project/55b006a02d247b5f7215fc6ea0fde844b30035b3</meta:generator>
    <dc:date>2016-11-05T18:37:36.081000000</dc:date>
    <dc:creator>Marshall Taylor</dc:creator>
    <meta:document-statistic meta:table-count="0" meta:image-count="0" meta:object-count="0" meta:page-count="6" meta:paragraph-count="146" meta:word-count="1022" meta:character-count="5800" meta:non-whitespace-character-count="4981"/>
    <meta:user-defined meta:name="Info 1"/>
    <meta:user-defined meta:name="Info 2"/>
    <meta:user-defined meta:name="Info 3"/>
    <meta:user-defined meta:name="Info 4"/>
  </office:meta>
</office:document-meta>
</file>